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9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2" table:number-rows-repeated="6">
          <table:table-cell/>
        </table:table-row>
        <table:table-row table:style-name="ro3" table:number-rows-repeated="5">
          <table:table-cell/>
        </table:table-row>
        <table:table-row table:style-name="ro3"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478.77pt" svg:y="42.72pt">
            <loext:p draw:notify-on-update-of-ranges="Sheet2.B1:Sheet2.B1 Sheet2.B2:Sheet2.B13 Sheet2.C1:Sheet2.C1 Sheet2.C2:Sheet2.C13 Sheet2.D1:Sheet2.D1 Sheet2.D2:Sheet2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Kappa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Windiff</text:p>
          </table:table-cell>
        </table:table-row>
        <table:table-row table:style-name="ro1">
          <table:table-cell table:style-name="ce1" office:value-type="string" calcext:value-type="string">
            <text:p>Ata 1</text:p>
          </table:table-cell>
          <table:table-cell office:value-type="float" office:value="0.34482" calcext:value-type="float">
            <text:p>0.34482</text:p>
          </table:table-cell>
          <table:table-cell office:value-type="float" office:value="0.43341" calcext:value-type="float">
            <text:p>0.43341</text:p>
          </table:table-cell>
          <table:table-cell office:value-type="float" office:value="0.63159" calcext:value-type="float">
            <text:p>0.63159</text:p>
          </table:table-cell>
        </table:table-row>
        <table:table-row table:style-name="ro1">
          <table:table-cell office:value-type="string" calcext:value-type="string">
            <text:p>Ata 2</text:p>
          </table:table-cell>
          <table:table-cell office:value-type="float" office:value="0.26625" calcext:value-type="float">
            <text:p>0.26625</text:p>
          </table:table-cell>
          <table:table-cell office:value-type="float" office:value="0.43958" calcext:value-type="float">
            <text:p>0.43958</text:p>
          </table:table-cell>
          <table:table-cell office:value-type="float" office:value="0.56551" calcext:value-type="float">
            <text:p>0.56551</text:p>
          </table:table-cell>
        </table:table-row>
        <table:table-row table:style-name="ro1">
          <table:table-cell office:value-type="string" calcext:value-type="string">
            <text:p>Ata 3</text:p>
          </table:table-cell>
          <table:table-cell office:value-type="float" office:value="0.32877" calcext:value-type="float">
            <text:p>0.32877</text:p>
          </table:table-cell>
          <table:table-cell office:value-type="float" office:value="0.4426" calcext:value-type="float">
            <text:p>0.4426</text:p>
          </table:table-cell>
          <table:table-cell office:value-type="float" office:value="0.59024" calcext:value-type="float">
            <text:p>0.59024</text:p>
          </table:table-cell>
        </table:table-row>
        <table:table-row table:style-name="ro1">
          <table:table-cell office:value-type="string" calcext:value-type="string">
            <text:p>Ata 4</text:p>
          </table:table-cell>
          <table:table-cell office:value-type="float" office:value="0.36401" calcext:value-type="float">
            <text:p>0.36401</text:p>
          </table:table-cell>
          <table:table-cell office:value-type="float" office:value="0.36432" calcext:value-type="float">
            <text:p>0.36432</text:p>
          </table:table-cell>
          <table:table-cell office:value-type="float" office:value="0.56289" calcext:value-type="float">
            <text:p>0.56289</text:p>
          </table:table-cell>
        </table:table-row>
        <table:table-row table:style-name="ro1">
          <table:table-cell office:value-type="string" calcext:value-type="string">
            <text:p>Ata 5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45882" calcext:value-type="float">
            <text:p>0.45882</text:p>
          </table:table-cell>
          <table:table-cell office:value-type="float" office:value="0.88975" calcext:value-type="float">
            <text:p>0.88975</text:p>
          </table:table-cell>
        </table:table-row>
        <table:table-row table:style-name="ro1">
          <table:table-cell office:value-type="string" calcext:value-type="string">
            <text:p>Ata 6</text:p>
          </table:table-cell>
          <table:table-cell office:value-type="float" office:value="0.31461" calcext:value-type="float">
            <text:p>0.31461</text:p>
          </table:table-cell>
          <table:table-cell office:value-type="float" office:value="0.40494" calcext:value-type="float">
            <text:p>0.40494</text:p>
          </table:table-cell>
          <table:table-cell office:value-type="float" office:value="0.46358" calcext:value-type="float">
            <text:p>0.46358</text:p>
          </table:table-cell>
        </table:table-row>
        <table:table-row table:style-name="ro1">
          <table:table-cell office:value-type="string" calcext:value-type="string">
            <text:p>Ata 7</text:p>
          </table:table-cell>
          <table:table-cell office:value-type="float" office:value="0.23589" calcext:value-type="float">
            <text:p>0.23589</text:p>
          </table:table-cell>
          <table:table-cell office:value-type="float" office:value="0.34396" calcext:value-type="float">
            <text:p>0.34396</text:p>
          </table:table-cell>
          <table:table-cell office:value-type="float" office:value="0.50727" calcext:value-type="float">
            <text:p>0.50727</text:p>
          </table:table-cell>
        </table:table-row>
        <table:table-row table:style-name="ro1">
          <table:table-cell office:value-type="string" calcext:value-type="string">
            <text:p>Ata 8</text:p>
          </table:table-cell>
          <table:table-cell office:value-type="float" office:value="0.21171" calcext:value-type="float">
            <text:p>0.21171</text:p>
          </table:table-cell>
          <table:table-cell office:value-type="float" office:value="0.42147" calcext:value-type="float">
            <text:p>0.42147</text:p>
          </table:table-cell>
          <table:table-cell office:value-type="float" office:value="0.62952" calcext:value-type="float">
            <text:p>0.62952</text:p>
          </table:table-cell>
        </table:table-row>
        <table:table-row table:style-name="ro1">
          <table:table-cell office:value-type="string" calcext:value-type="string">
            <text:p>Ata 9</text:p>
          </table:table-cell>
          <table:table-cell office:value-type="float" office:value="0.23444" calcext:value-type="float">
            <text:p>0.23444</text:p>
          </table:table-cell>
          <table:table-cell office:value-type="float" office:value="0.47236" calcext:value-type="float">
            <text:p>0.47236</text:p>
          </table:table-cell>
          <table:table-cell office:value-type="float" office:value="0.66037" calcext:value-type="float">
            <text:p>0.66037</text:p>
          </table:table-cell>
        </table:table-row>
        <table:table-row table:style-name="ro1">
          <table:table-cell office:value-type="string" calcext:value-type="string">
            <text:p>Ata 10</text:p>
          </table:table-cell>
          <table:table-cell office:value-type="float" office:value="0.17089" calcext:value-type="float">
            <text:p>0.17089</text:p>
          </table:table-cell>
          <table:table-cell office:value-type="float" office:value="0.42828" calcext:value-type="float">
            <text:p>0.42828</text:p>
          </table:table-cell>
          <table:table-cell office:value-type="float" office:value="0.93798" calcext:value-type="float">
            <text:p>0.93798</text:p>
          </table:table-cell>
        </table:table-row>
        <table:table-row table:style-name="ro1">
          <table:table-cell office:value-type="string" calcext:value-type="string">
            <text:p>Ata 11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70497" calcext:value-type="float">
            <text:p>0.70497</text:p>
          </table:table-cell>
        </table:table-row>
        <table:table-row table:style-name="ro1">
          <table:table-cell office:value-type="string" calcext:value-type="string">
            <text:p>Ata 12</text:p>
          </table:table-cell>
          <table:table-cell office:value-type="float" office:value="0.22248" calcext:value-type="float">
            <text:p>0.22248</text:p>
          </table:table-cell>
          <table:table-cell office:value-type="float" office:value="0.45234" calcext:value-type="float">
            <text:p>0.45234</text:p>
          </table:table-cell>
          <table:table-cell office:value-type="float" office:value="0.83195" calcext:value-type="float">
            <text:p>0.83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42:02.326261196</meta:creation-date>
    <dc:title>Tables</dc:title>
    <dc:date>2018-03-26T14:29:57.776543693</dc:date>
    <meta:editing-duration>PT2H37M35S</meta:editing-duration>
    <meta:editing-cycles>1</meta:editing-cycles>
    <meta:document-statistic meta:table-count="2" meta:cell-count="52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3.703cm" style:legend-expansion="high" chart:style-name="ch2"/>
        <chart:plot-area chart:style-name="ch3" table:cell-range-address="Sheet2.B1:Sheet2.D13" chart:data-source-has-labels="row" svg:x="0.32cm" svg:y="0.18cm" svg:width="13.6cm" svg:height="8.64cm">
          <chartooo:coordinate-region svg:x="1.047cm" svg:y="0.379cm" svg:width="12.8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3" chart:label-cell-address="Sheet2.B1:Sheet2.B1" chart:class="chart:bar">
            <chart:data-point chart:repeated="12"/>
          </chart:series>
          <chart:series chart:style-name="ch8" chart:values-cell-range-address="Sheet2.C2:Sheet2.C13" chart:label-cell-address="Sheet2.C1:Sheet2.C1" chart:class="chart:bar">
            <chart:data-point chart:repeated="12"/>
          </chart:series>
          <chart:series chart:style-name="ch9" chart:values-cell-range-address="Sheet2.D2:Sheet2.D13" chart:label-cell-address="Sheet2.D1:Sheet2.D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ppa</text:p>
                <draw:g>
                  <svg:desc>Sheet2.B1:Sheet2.B1</svg:desc>
                </draw:g>
              </table:table-cell>
              <table:table-cell office:value-type="string">
                <text:p>Pk</text:p>
                <draw:g>
                  <svg:desc>Sheet2.C1:Sheet2.C1</svg:desc>
                </draw:g>
              </table:table-cell>
              <table:table-cell office:value-type="string">
                <text:p>Windiff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482">
                <text:p>0.34482</text:p>
                <draw:g>
                  <svg:desc>Sheet2.B2:Sheet2.B13</svg:desc>
                </draw:g>
              </table:table-cell>
              <table:table-cell office:value-type="float" office:value="0.43341">
                <text:p>0.43341</text:p>
                <draw:g>
                  <svg:desc>Sheet2.C2:Sheet2.C13</svg:desc>
                </draw:g>
              </table:table-cell>
              <table:table-cell office:value-type="float" office:value="0.63159">
                <text:p>0.63159</text:p>
                <draw:g>
                  <svg:desc>Sheet2.D2:Sheet2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625">
                <text:p>0.26625</text:p>
              </table:table-cell>
              <table:table-cell office:value-type="float" office:value="0.43958">
                <text:p>0.43958</text:p>
              </table:table-cell>
              <table:table-cell office:value-type="float" office:value="0.56551">
                <text:p>0.56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877">
                <text:p>0.32877</text:p>
              </table:table-cell>
              <table:table-cell office:value-type="float" office:value="0.4426">
                <text:p>0.4426</text:p>
              </table:table-cell>
              <table:table-cell office:value-type="float" office:value="0.59024">
                <text:p>0.59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401">
                <text:p>0.36401</text:p>
              </table:table-cell>
              <table:table-cell office:value-type="float" office:value="0.36432">
                <text:p>0.36432</text:p>
              </table:table-cell>
              <table:table-cell office:value-type="float" office:value="0.56289">
                <text:p>0.56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53">
                <text:p>0.3153</text:p>
              </table:table-cell>
              <table:table-cell office:value-type="float" office:value="0.45882">
                <text:p>0.45882</text:p>
              </table:table-cell>
              <table:table-cell office:value-type="float" office:value="0.88975">
                <text:p>0.88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461">
                <text:p>0.31461</text:p>
              </table:table-cell>
              <table:table-cell office:value-type="float" office:value="0.40494">
                <text:p>0.40494</text:p>
              </table:table-cell>
              <table:table-cell office:value-type="float" office:value="0.46358">
                <text:p>0.46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589">
                <text:p>0.23589</text:p>
              </table:table-cell>
              <table:table-cell office:value-type="float" office:value="0.34396">
                <text:p>0.34396</text:p>
              </table:table-cell>
              <table:table-cell office:value-type="float" office:value="0.50727">
                <text:p>0.50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171">
                <text:p>0.21171</text:p>
              </table:table-cell>
              <table:table-cell office:value-type="float" office:value="0.42147">
                <text:p>0.42147</text:p>
              </table:table-cell>
              <table:table-cell office:value-type="float" office:value="0.62952">
                <text:p>0.62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444">
                <text:p>0.23444</text:p>
              </table:table-cell>
              <table:table-cell office:value-type="float" office:value="0.47236">
                <text:p>0.47236</text:p>
              </table:table-cell>
              <table:table-cell office:value-type="float" office:value="0.66037">
                <text:p>0.66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089">
                <text:p>0.17089</text:p>
              </table:table-cell>
              <table:table-cell office:value-type="float" office:value="0.42828">
                <text:p>0.42828</text:p>
              </table:table-cell>
              <table:table-cell office:value-type="float" office:value="0.93798">
                <text:p>0.93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94">
                <text:p>0.2094</text:p>
              </table:table-cell>
              <table:table-cell office:value-type="float" office:value="0.36895">
                <text:p>0.36895</text:p>
              </table:table-cell>
              <table:table-cell office:value-type="float" office:value="0.70497">
                <text:p>0.70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248">
                <text:p>0.22248</text:p>
              </table:table-cell>
              <table:table-cell office:value-type="float" office:value="0.45234">
                <text:p>0.45234</text:p>
              </table:table-cell>
              <table:table-cell office:value-type="float" office:value="0.83195">
                <text:p>0.83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